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7" table:default-cell-style-name="ce2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Type of operation (time in ns)</text:p>
          </table:table-cell>
          <table:covered-table-cell table:number-columns-repeated="2" table:style-name="ce1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remove</text:p>
          </table:table-cell>
          <table:table-cell table:style-name="ce1" office:value-type="string" calcext:value-type="string">
            <text:p>add by inde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ngleArray</text:p>
          </table:table-cell>
          <table:table-cell table:style-name="ce4" office:value-type="float" office:value="69175155" calcext:value-type="float">
            <text:p>69175155</text:p>
          </table:table-cell>
          <table:table-cell table:style-name="ce5" office:value-type="float" office:value="10910" calcext:value-type="float">
            <text:p>10910</text:p>
          </table:table-cell>
          <table:table-cell table:style-name="ce6" office:value-type="float" office:value="57457" calcext:value-type="float">
            <text:p>57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ctorArray</text:p>
          </table:table-cell>
          <table:table-cell table:style-name="ce4" office:value-type="float" office:value="319239309" calcext:value-type="float">
            <text:p>319239309</text:p>
          </table:table-cell>
          <table:table-cell table:style-name="ce5" office:value-type="float" office:value="2810619" calcext:value-type="float">
            <text:p>2810619</text:p>
          </table:table-cell>
          <table:table-cell table:style-name="ce6" office:value-type="float" office:value="689182" calcext:value-type="float">
            <text:p>6891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actorArray</text:p>
          </table:table-cell>
          <table:table-cell table:style-name="ce4" office:value-type="float" office:value="5671001" calcext:value-type="float">
            <text:p>5671001</text:p>
          </table:table-cell>
          <table:table-cell table:style-name="ce5" office:value-type="float" office:value="2709862" calcext:value-type="float">
            <text:p>2709862</text:p>
          </table:table-cell>
          <table:table-cell table:style-name="ce6" office:value-type="float" office:value="1657584" calcext:value-type="float">
            <text:p>16575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rixArray</text:p>
          </table:table-cell>
          <table:table-cell table:style-name="ce4" office:value-type="float" office:value="27380574" calcext:value-type="float">
            <text:p>27380574</text:p>
          </table:table-cell>
          <table:table-cell table:style-name="ce5" office:value-type="float" office:value="2343561" calcext:value-type="float">
            <text:p>2343561</text:p>
          </table:table-cell>
          <table:table-cell table:style-name="ce6" office:value-type="float" office:value="3450359" calcext:value-type="float">
            <text:p>34503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rayList</text:p>
          </table:table-cell>
          <table:table-cell table:style-name="ce4" office:value-type="float" office:value="3283258" calcext:value-type="float">
            <text:p>3283258</text:p>
          </table:table-cell>
          <table:table-cell table:style-name="ce5" office:value-type="float" office:value="31428" calcext:value-type="float">
            <text:p>31428</text:p>
          </table:table-cell>
          <table:table-cell table:style-name="ce6" office:value-type="float" office:value="28393" calcext:value-type="float">
            <text:p>28393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/>
          <table:table-cell office:value-type="string" calcext:value-type="string">
            <text:p>Удаление и добавление 5 эл-та, 100тыс эл-тов</text:p>
            <text:p>singlearray 10 тысяч</text:p>
            <text:p/>
            <text:p/>
          </table:table-cell>
          <table:table-cell table:style-name="Default" table:number-columns-repeated="2"/>
          <table:table-cell table:number-columns-repeated="7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Sheet1.D3:Sheet1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3:Sheet1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B3:Sheet1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1:25:03.625786972</meta:creation-date>
    <dc:date>2024-01-15T01:45:58.832267278</dc:date>
    <meta:editing-duration>PT9M15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